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4.7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order price</text:p>
          </table:table-cell>
          <table:table-cell office:value-type="string" calcext:value-type="string">
            <text:p>min 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F070CBT6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D6] * [.F6]"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farnell.com/stmicroelectronics/stm32f070cbt6/mcu-arm-cortex-m0-48mhz-lqfp-48/dp/2750627?st=stm32f070cb</text:p>
          </table:table-cell>
        </table:table-row>
        <table:table-row table:style-name="ro1">
          <table:table-cell/>
          <table:table-cell office:value-type="string" calcext:value-type="string">
            <text:p>USB-C</text:p>
          </table:table-cell>
          <table:table-cell office:value-type="string" calcext:value-type="string">
            <text:p>USB4085-GF-A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D7] * [.F7]"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farnell.com/gct-global-connector-technology/usb4085-gf-a/usb-buchse-2-0-typ-c-16pos/dp/2924867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string" calcext:value-type="string">
            <text:p>BSP318SH6327XTSA1</text:p>
          </table:table-cell>
          <table:table-cell office:value-type="float" office:value="0.755" calcext:value-type="float">
            <text:p>0.7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D8] * [.F8]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farnell.com/infineon/bsp318sh6327xtsa1/mosfet-n-kanal-60v-2-6a-sot-223/dp/2480638</text:p>
          </table:table-cell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office:value-type="string" calcext:value-type="string">
            <text:p>LD1117S33TR</text:p>
          </table:table-cell>
          <table:table-cell office:value-type="float" office:value="0.3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[.D9] * [.F9]" office:value-type="float" office:value="1.555" calcext:value-type="float">
            <text:p>1.5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stmicroelectronics/ld1117s33tr/ldo-spann-regler-3-3v-smd-1117/dp/1202826?st=ld1117</text:p>
          </table:table-cell>
        </table:table-row>
        <table:table-row table:style-name="ro1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WR06X221 JTL</text:p>
          </table:table-cell>
          <table:table-cell office:value-type="float" office:value="0.0043" calcext:value-type="float">
            <text:p>0.004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 [.D10] * [.F10]" office:value-type="float" office:value="0.43" calcext:value-type="float">
            <text:p>0.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de.farnell.com/walsin/wr06x221-jtl/dickschichtwiderstand-220r-5-0/dp/2670694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WR06X103 JTL</text:p>
          </table:table-cell>
          <table:table-cell office:value-type="float" office:value="0.0046" calcext:value-type="float">
            <text:p>0.00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 [.D11] * [.F11]" office:value-type="float" office:value="0.046" calcext:value-type="float">
            <text:p>0.0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de.farnell.com/walsin/wr06x103-jtl/dickschichtwiderstand-10k-5-0/dp/2670595</text:p>
          </table:table-cell>
        </table:table-row>
        <table:table-row table:style-name="ro1">
          <table:table-cell/>
          <table:table-cell office:value-type="string" calcext:value-type="string">
            <text:p>LED amber</text:p>
          </table:table-cell>
          <table:table-cell office:value-type="string" calcext:value-type="string">
            <text:p>HSMA-C280</text:p>
          </table:table-cell>
          <table:table-cell office:value-type="float" office:value="0.162" calcext:value-type="float">
            <text:p>0.162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 [.D12] * [.F12]" office:value-type="float" office:value="16.2" calcext:value-type="float">
            <text:p>1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de.farnell.com/broadcom-limited/hsma-c280/led-gelb-90mcd-592nm-0402/dp/2494320RL</text:p>
          </table:table-cell>
        </table:table-row>
        <table:table-row table:style-name="ro1"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SML-D12V1WT86</text:p>
          </table:table-cell>
          <table:table-cell office:value-type="float" office:value="0.175" calcext:value-type="float">
            <text:p>0.1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 [.D13] * [.F13]" office:value-type="float" office:value="0.875" calcext:value-type="float">
            <text:p>0.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rohm/sml-d12v1wt86/led-rot-40mcd-630nm/dp/3434721</text:p>
          </table:table-cell>
        </table:table-row>
        <table:table-row table:style-name="ro1">
          <table:table-cell/>
          <table:table-cell office:value-type="string" calcext:value-type="string">
            <text:p>Diode rect</text:p>
          </table:table-cell>
          <table:table-cell office:value-type="string" calcext:value-type="string">
            <text:p>MBR0520L</text:p>
          </table:table-cell>
          <table:table-cell office:value-type="float" office:value="0.184" calcext:value-type="float">
            <text:p>0.1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[.D14] * [.F14]"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on-semiconductor/mbr0520l/schottky-diode-0-5a-20v-smd/dp/1467521?st=MBR0520L</text:p>
          </table:table-cell>
        </table:table-row>
        <table:table-row table:style-name="ro1">
          <table:table-cell/>
          <table:table-cell office:value-type="string" calcext:value-type="string">
            <text:p>10u</text:p>
          </table:table-cell>
          <table:table-cell office:value-type="string" calcext:value-type="string">
            <text:p>CL10A106MQ8NNNC</text:p>
          </table:table-cell>
          <table:table-cell office:value-type="float" office:value="0.0542" calcext:value-type="float">
            <text:p>0.0542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 [.D15] * [.F15]" office:value-type="float" office:value="0.4878" calcext:value-type="float">
            <text:p>0.4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samsung-electro-mechanics/cl10a106mq8nnnc/kondensator-10uf-6-3v-mlcc-0603/dp/3013391</text:p>
          </table:table-cell>
        </table:table-row>
        <table:table-row table:style-name="ro1">
          <table:table-cell/>
          <table:table-cell office:value-type="string" calcext:value-type="string">
            <text:p>100n</text:p>
          </table:table-cell>
          <table:table-cell office:value-type="string" calcext:value-type="string">
            <text:p>C0603C104M5RACTU</text:p>
          </table:table-cell>
          <table:table-cell office:value-type="float" office:value="0.0188" calcext:value-type="float">
            <text:p>0.01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 [.D16] * [.F16]" office:value-type="float" office:value="0.188" calcext:value-type="float">
            <text:p>0.1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e.farnell.com/kemet/c0603c104m5ractu/kondensator-0-1-f-50v-20-x7r-0603/dp/2581046" xlink:type="simple">https://de.farnell.com/kemet/c0603c104m5ractu/kondensator-0-1-f-50v-20-x7r-0603/dp/2581046</text:a></text:p>
          </table:table-cell>
        </table:table-row>
        <table:table-row table:style-name="ro1">
          <table:table-cell/>
          <table:table-cell office:value-type="string" calcext:value-type="string">
            <text:p>diode sw</text:p>
          </table:table-cell>
          <table:table-cell office:value-type="string" calcext:value-type="string">
            <text:p>1N4148W RH</text:p>
          </table:table-cell>
          <table:table-cell office:value-type="float" office:value="0.0244" calcext:value-type="float">
            <text:p>0.0244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 [.D17] * [.F17]" office:value-type="float" office:value="2.44" calcext:value-type="float">
            <text:p>2.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e.farnell.com/taiwan-semiconductor/1n4148w/kleinsignaldiode-300v-0-15a-sod/dp/2677464?st=1n4148</text:p>
          </table:table-cell>
        </table:table-row>
        <table:table-row table:style-name="ro1">
          <table:table-cell/>
          <table:table-cell office:value-type="string" calcext:value-type="string">
            <text:p>Quartz</text:p>
          </table:table-cell>
          <table:table-cell office:value-type="string" calcext:value-type="string">
            <text:p>LFXTAL020423</text:p>
          </table:table-cell>
          <table:table-cell office:value-type="float" office:value="0.288" calcext:value-type="float">
            <text:p>0.2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D18] * [.F18]" office:value-type="float" office:value="0.288" calcext:value-type="float">
            <text:p>0.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farnell.com/iqd-frequency-products/lfxtal020423/crystals-8mhz-18pf-hc49/dp/2449400</text:p>
          </table:table-cell>
        </table:table-row>
        <table:table-row table:style-name="ro1">
          <table:table-cell/>
          <table:table-cell office:value-type="string" calcext:value-type="string">
            <text:p>18p</text:p>
          </table:table-cell>
          <table:table-cell office:value-type="string" calcext:value-type="string">
            <text:p>0603N180J500CT</text:p>
          </table:table-cell>
          <table:table-cell office:value-type="float" office:value="0.0172" calcext:value-type="float">
            <text:p>0.01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 [.D19] * [.F19]" office:value-type="float" office:value="0.172" calcext:value-type="float">
            <text:p>0.1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de.farnell.com/walsin/0603n180j500ct/kondensator-18pf-50v-5-c0g-np0/dp/2496890</text:p>
          </table:table-cell>
        </table:table-row>
        <table:table-row table:style-name="ro1">
          <table:table-cell table:number-columns-repeated="6"/>
          <table:table-cell table:formula="of:= [.D20] * [.F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 [.D21] * 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 [.D22] * 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2" table:formula="of:=SUM([.G6:.G23])" office:value-type="float" office:value="30.0818" calcext:value-type="float">
            <text:p>30.08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9T23:46:44.901000000</dc:date>
    <meta:editing-duration>PT1H4M59S</meta:editing-duration>
    <meta:editing-cycles>15</meta:editing-cycles>
    <meta:generator>LibreOffice/7.1.0.3$Windows_X86_64 LibreOffice_project/f6099ecf3d29644b5008cc8f48f42f4a40986e4c</meta:generator>
    <meta:document-statistic meta:table-count="1" meta:cell-count="121" meta:object-count="0"/>
  </office:meta>
</office:document-meta>
</file>